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cm" draw:marker-end-width="0cm" draw:fill="none" draw:fill-color="#ffffff" fo:min-height="1.017cm" fo:padding-top="0.125cm" fo:padding-bottom="0.125cm" fo:padding-left="0.25cm" fo:padding-right="0.25cm"/>
    </style:style>
    <style:style style:name="gr2" style:family="graphic" style:parent-style-name="standard">
      <style:graphic-properties svg:stroke-width="0.051cm" svg:stroke-color="#000000" draw:marker-start-width="0.152cm" draw:marker-end-width="0.152cm" fo:min-height="0cm" fo:min-width="0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cm" svg:stroke-color="#000000" draw:marker-start-width="0cm" draw:marker-end-width="0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cm" draw:marker-end-width="0cm" draw:textarea-vertical-align="middle"/>
    </style:style>
    <style:style style:name="gr5" style:family="graphic" style:parent-style-name="standard">
      <style:graphic-properties svg:stroke-width="0.051cm" svg:stroke-color="#000000" draw:marker-start-width="0.356cm" draw:marker-end-width="0.356cm" fo:min-height="0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width="0cm" svg:stroke-color="#000000" draw:marker-start-width="0.203cm" draw:marker-end-width="0.203cm" draw:textarea-vertical-align="middle" fo:padding-top="0.125cm" fo:padding-bottom="0.125cm" fo:padding-left="0.25cm" fo:padding-right="0.25cm"/>
    </style:style>
    <style:style style:name="P1" style:family="paragraph">
      <loext:graphic-properties draw:fill="none" draw:fill-color="#ffffff"/>
      <style:text-properties style:font-name="Fira Sans Book1" fo:font-size="24pt" fo:font-weight="350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style:text-underline-style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Fira Sans Book1" fo:font-size="2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042cm" svg:height="1.267cm" svg:x="2.128cm" svg:y="1.501cm">
          <draw:text-box>
            <text:p><text:span text:style-name="T1">A</text:span></text:p>
          </draw:text-box>
        </draw:frame>
        <draw:frame draw:style-name="gr1" draw:text-style-name="P1" xml:id="id3" draw:id="id3" draw:layer="layout" svg:width="1.042cm" svg:height="1.267cm" svg:x="1.228cm" svg:y="3.402cm">
          <draw:text-box>
            <text:p><text:span text:style-name="T1">B</text:span></text:p>
          </draw:text-box>
        </draw:frame>
        <draw:frame draw:style-name="gr1" draw:text-style-name="P1" xml:id="id4" draw:id="id4" draw:layer="layout" svg:width="1.042cm" svg:height="1.267cm" svg:x="1.111cm" svg:y="7.052cm">
          <draw:text-box>
            <text:p><text:span text:style-name="T1">C</text:span></text:p>
          </draw:text-box>
        </draw:frame>
        <draw:frame draw:style-name="gr1" draw:text-style-name="P1" xml:id="id6" draw:id="id6" draw:layer="layout" svg:width="1.042cm" svg:height="1.267cm" svg:x="1.85cm" svg:y="8.877cm">
          <draw:text-box>
            <text:p><text:span text:style-name="T1">D</text:span></text:p>
          </draw:text-box>
        </draw:frame>
        <draw:custom-shape draw:name="Or" draw:style-name="gr2" draw:text-style-name="P2" xml:id="id2" draw:id="id2" draw:layer="layout" svg:width="2.707cm" svg:height="1.625cm" svg:x="4.775cm" svg:y="1.755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mirror-vertical="false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Or" draw:style-name="gr2" draw:text-style-name="P2" xml:id="id5" draw:id="id5" draw:layer="layout" svg:width="2.707cm" svg:height="1.625cm" svg:x="4.654cm" svg:y="6.173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mirror-vertical="false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Nand" draw:style-name="gr2" draw:text-style-name="P2" xml:id="id7" draw:id="id7" draw:layer="layout" svg:width="2.777cm" svg:height="1.601cm" svg:x="4.624cm" svg:y="4.15cm">
          <draw:glue-point draw:id="4" svg:x="-4.993cm" svg:y="-2.535cm" draw:escape-direction="left"/>
          <draw:glue-point draw:id="5" svg:x="-4.993cm" svg:y="2.535cm" draw:escape-direction="left"/>
          <text:p/>
          <draw:enhanced-geometry svg:viewBox="0 0 5000 2536" draw:mirror-horizontal="false" draw:text-areas="0 2836 5000 2936" draw:type="NonPrimitive" draw:enhanced-path="M 0 622 L 861 622 M 0 1914 L 861 1914 M 2775 0 L 861 0 861 2536 2775 2536 U 2775 1268 2536 2536 270 90 F N U 4234 1268 382 382 0 360 F N M 4426 1268 L 5000 1268 F N"/>
        </draw:custom-shape>
        <draw:line draw:style-name="gr3" draw:text-style-name="P3" xml:id="id8" draw:id="id8" draw:layer="layout" svg:x1="4.662cm" svg:y1="4.809cm" svg:x2="5.094cm" svg:y2="4.809cm">
          <text:p/>
        </draw:line>
        <draw:line draw:style-name="gr3" draw:text-style-name="P3" xml:id="id9" draw:id="id9" draw:layer="layout" svg:x1="4.662cm" svg:y1="5.109cm" svg:x2="5.094cm" svg:y2="5.109cm">
          <text:p/>
        </draw:line>
        <draw:connector draw:style-name="gr4" draw:text-style-name="P4" draw:layer="layout" svg:x1="3.17cm" svg:y1="2.134cm" svg:x2="4.775cm" svg:y2="2.156cm" draw:start-shape="id1" draw:start-glue-point="1" draw:end-shape="id2" draw:end-glue-point="4" svg:d="M3170 2134h790v22h815" svg:viewBox="0 0 1606 23">
          <text:p/>
        </draw:connector>
        <draw:connector draw:style-name="gr4" draw:text-style-name="P4" draw:layer="layout" svg:x1="2.27cm" svg:y1="4.035cm" svg:x2="4.775cm" svg:y2="2.978cm" draw:start-shape="id3" draw:start-glue-point="1" draw:end-shape="id2" draw:end-glue-point="5" svg:d="M2270 4035h1240v-1057h1265" svg:viewBox="0 0 2506 1058">
          <text:p/>
        </draw:connector>
        <draw:connector draw:style-name="gr4" draw:text-style-name="P4" draw:layer="layout" svg:x1="2.153cm" svg:y1="7.685cm" svg:x2="4.654cm" svg:y2="6.574cm" draw:start-shape="id4" draw:start-glue-point="1" draw:end-shape="id5" draw:end-glue-point="4" svg:d="M2153 7685h1238v-1111h1263" svg:viewBox="0 0 2502 1112">
          <text:p/>
        </draw:connector>
        <draw:connector draw:style-name="gr4" draw:text-style-name="P4" draw:layer="layout" svg:x1="2.892cm" svg:y1="9.51cm" svg:x2="4.654cm" svg:y2="7.396cm" draw:start-shape="id6" draw:start-glue-point="1" draw:end-shape="id5" draw:end-glue-point="5" svg:d="M2892 9510h868v-2114h894" svg:viewBox="0 0 1763 2115">
          <text:p/>
        </draw:connector>
        <draw:connector draw:style-name="gr4" draw:text-style-name="P4" draw:layer="layout" svg:x1="2.649cm" svg:y1="2.768cm" svg:x2="4.626cm" svg:y2="4.545cm" draw:start-shape="id1" draw:start-glue-point="2" draw:end-shape="id7" draw:end-glue-point="4" svg:d="M2649 2768v1777h1977" svg:viewBox="0 0 1978 1778">
          <text:p/>
        </draw:connector>
        <draw:connector draw:style-name="gr4" draw:text-style-name="P4" draw:layer="layout" svg:x1="1.632cm" svg:y1="7.052cm" svg:x2="4.626cm" svg:y2="5.355cm" draw:start-shape="id4" draw:start-glue-point="0" draw:end-shape="id7" draw:end-glue-point="5" svg:d="M1632 7052v-1697h2994" svg:viewBox="0 0 2995 1698">
          <text:p/>
        </draw:connector>
        <draw:connector draw:style-name="gr4" draw:text-style-name="P4" draw:layer="layout" draw:line-skew="-0.533cm" svg:x1="1.749cm" svg:y1="4.669cm" svg:x2="4.662cm" svg:y2="4.809cm" draw:start-shape="id3" draw:start-glue-point="2" draw:end-shape="id8" draw:end-glue-point="3" svg:d="M1749 4669v108h2913v32" svg:viewBox="0 0 2914 141">
          <text:p/>
        </draw:connector>
        <draw:connector draw:style-name="gr4" draw:text-style-name="P4" draw:layer="layout" draw:line-skew="-1.9cm" svg:x1="2.371cm" svg:y1="8.877cm" svg:x2="4.662cm" svg:y2="5.109cm" draw:start-shape="id6" draw:start-glue-point="0" draw:end-shape="id9" draw:end-glue-point="3" svg:d="M2371 8877v-3784h2291v16" svg:viewBox="0 0 2292 3785">
          <text:p/>
        </draw:connector>
        <draw:custom-shape draw:name="Nand" draw:style-name="gr2" draw:text-style-name="P2" xml:id="id10" draw:id="id10" draw:layer="layout" svg:width="2.777cm" svg:height="1.601cm" svg:x="10.924cm" svg:y="2.65cm">
          <draw:glue-point draw:id="4" svg:x="-4.993cm" svg:y="-2.535cm" draw:escape-direction="left"/>
          <draw:glue-point draw:id="5" svg:x="-4.993cm" svg:y="2.535cm" draw:escape-direction="left"/>
          <text:p/>
          <draw:enhanced-geometry svg:viewBox="0 0 5000 2536" draw:mirror-horizontal="false" draw:text-areas="0 2836 5000 2936" draw:type="NonPrimitive" draw:enhanced-path="M 0 622 L 861 622 M 0 1914 L 861 1914 M 2775 0 L 861 0 861 2536 2775 2536 U 2775 1268 2536 2536 270 90 F N U 4234 1268 382 382 0 360 F N M 4426 1268 L 5000 1268 F N"/>
        </draw:custom-shape>
        <draw:connector draw:style-name="gr4" draw:text-style-name="P4" draw:layer="layout" draw:line-skew="1.027cm" svg:x1="7.361cm" svg:y1="6.985cm" svg:x2="10.926cm" svg:y2="3.855cm" draw:start-shape="id5" draw:start-glue-point="1" draw:end-shape="id10" draw:end-glue-point="5" svg:d="M7361 6985h2808v-3130h757" svg:viewBox="0 0 3566 3131">
          <text:p/>
        </draw:connector>
        <draw:connector draw:style-name="gr4" draw:text-style-name="P4" draw:layer="layout" svg:x1="7.482cm" svg:y1="2.567cm" svg:x2="8.628cm" svg:y2="3.042cm" draw:start-shape="id2" draw:start-glue-point="1" draw:end-shape="id11" draw:end-glue-point="3" svg:d="M7482 2567h573v475h573" svg:viewBox="0 0 1147 476">
          <text:p/>
        </draw:connector>
        <draw:custom-shape draw:name="And" draw:style-name="gr2" draw:text-style-name="P2" xml:id="id12" draw:id="id12" draw:layer="layout" svg:width="2.682cm" svg:height="1.6cm" svg:x="9.558cm" svg:y="7.452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text-areas="0 2937 5000 3037" draw:type="NonPrimitive" draw:enhanced-path="M 0 647 L 896 647 M 0 1990 L 896 1990 M 2886 0 L 896 0 896 2637 2886 2637 U 2886 1318 2637 2637 270 90 M 4204 1318 L 5000 1318 F N"/>
        </draw:custom-shape>
        <draw:connector draw:style-name="gr4" draw:text-style-name="P4" draw:layer="layout" draw:line-skew="0cm 2.483cm" svg:x1="2.649cm" svg:y1="1.501cm" svg:x2="9.558cm" svg:y2="7.847cm" draw:start-shape="id1" draw:start-glue-point="0" draw:end-shape="id12" draw:end-glue-point="4" svg:d="M2649 1501v-501h6186v6847h723" svg:viewBox="0 0 6910 6848">
          <text:p/>
        </draw:connector>
        <draw:connector draw:style-name="gr4" draw:text-style-name="P4" draw:layer="layout" svg:x1="2.371cm" svg:y1="10.144cm" svg:x2="9.558cm" svg:y2="8.657cm" draw:start-shape="id6" draw:start-glue-point="2" draw:end-shape="id12" draw:end-glue-point="5" svg:d="M2371 10144v501h3842v-1988h3345" svg:viewBox="0 0 7188 1989">
          <text:p/>
        </draw:connector>
        <draw:custom-shape draw:name="Or" draw:style-name="gr2" draw:text-style-name="P2" xml:id="id13" draw:id="id13" draw:layer="layout" svg:width="2.707cm" svg:height="1.625cm" svg:x="15.328cm" svg:y="5.816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mirror-vertical="false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onnector draw:style-name="gr4" draw:text-style-name="P4" draw:layer="layout" draw:line-skew="-2.691cm" svg:x1="7.401cm" svg:y1="4.95cm" svg:x2="15.328cm" svg:y2="6.217cm" draw:start-shape="id7" draw:start-glue-point="1" draw:end-shape="id13" draw:end-glue-point="4" svg:d="M7401 4950h1272v1267h6655" svg:viewBox="0 0 7928 1268">
          <text:p/>
        </draw:connector>
        <draw:connector draw:style-name="gr4" draw:text-style-name="P4" draw:layer="layout" svg:x1="13.701cm" svg:y1="3.45cm" svg:x2="15.462cm" svg:y2="6.609cm" draw:start-shape="id10" draw:start-glue-point="1" draw:end-shape="id14" draw:end-glue-point="3" svg:d="M13701 3450h893v3159h868" svg:viewBox="0 0 1762 3160">
          <text:p/>
        </draw:connector>
        <draw:connector draw:style-name="gr4" draw:text-style-name="P4" draw:layer="layout" svg:x1="12.24cm" svg:y1="8.252cm" svg:x2="11.329cm" svg:y2="5.442cm" draw:start-shape="id12" draw:start-glue-point="1" draw:end-shape="id15" draw:end-glue-point="3" svg:d="M12240 8252h527v-1558h-1964v-1252h526" svg:viewBox="0 0 1965 2811">
          <text:p/>
        </draw:connector>
        <draw:frame draw:style-name="gr1" draw:text-style-name="P1" xml:id="id16" draw:id="id16" draw:layer="layout" svg:width="1.042cm" svg:height="1.267cm" svg:x="18.646cm" svg:y="5.995cm">
          <draw:text-box>
            <text:p><text:span text:style-name="T1">X</text:span></text:p>
          </draw:text-box>
        </draw:frame>
        <draw:connector draw:style-name="gr4" draw:text-style-name="P4" draw:layer="layout" svg:x1="18.035cm" svg:y1="6.628cm" svg:x2="18.646cm" svg:y2="6.628cm" draw:start-shape="id13" draw:start-glue-point="1" draw:end-shape="id16" draw:end-glue-point="3" svg:d="M18035 6628h611" svg:viewBox="0 0 612 1">
          <text:p/>
        </draw:connector>
        <draw:custom-shape draw:name="Not" draw:style-name="gr5" draw:text-style-name="P2" xml:id="id11" draw:id="id11" draw:layer="layout" svg:width="1.704cm" svg:height="0.987cm" svg:x="8.628cm" svg:y="2.549cm">
          <text:p/>
          <draw:enhanced-geometry svg:viewBox="0 0 5000 3174" draw:mirror-horizontal="false" draw:text-areas="0 3474 5000 3574" draw:type="NonPrimitive" draw:enhanced-path="M 0 1587 L 1198 1587 F N M 1198 0 L 1198 3174 3946 1587 F Z N U 4186 1587 480 480 0 360 M 4425 1587 L 5000 1587 F N"/>
        </draw:custom-shape>
        <draw:line draw:style-name="gr3" draw:text-style-name="P3" xml:id="id14" draw:id="id14" draw:layer="layout" svg:x1="15.462cm" svg:y1="6.609cm" svg:x2="15.894cm" svg:y2="6.609cm">
          <text:p/>
        </draw:line>
        <draw:connector draw:style-name="gr6" draw:text-style-name="P4" draw:layer="layout" svg:x1="10.332cm" svg:y1="3.042cm" svg:x2="10.926cm" svg:y2="3.045cm" draw:start-shape="id11" draw:start-glue-point="1" draw:end-shape="id10" draw:end-glue-point="4" svg:d="M10332 3042h296v3h298" svg:viewBox="0 0 595 4">
          <text:p/>
        </draw:connector>
        <draw:custom-shape draw:name="Not" draw:style-name="gr5" draw:text-style-name="P2" xml:id="id15" draw:id="id15" draw:layer="layout" svg:width="1.704cm" svg:height="0.987cm" svg:x="11.329cm" svg:y="4.949cm">
          <text:p/>
          <draw:enhanced-geometry svg:viewBox="0 0 5000 3174" draw:mirror-horizontal="false" draw:text-areas="0 3474 5000 3574" draw:type="NonPrimitive" draw:enhanced-path="M 0 1587 L 1198 1587 F N M 1198 0 L 1198 3174 3946 1587 F Z N U 4186 1587 480 480 0 360 M 4425 1587 L 5000 1587 F N"/>
        </draw:custom-shape>
        <draw:custom-shape draw:name="And" draw:style-name="gr2" draw:text-style-name="P2" xml:id="id17" draw:id="id17" draw:layer="layout" svg:width="2.682cm" svg:height="1.6cm" svg:x="13.459cm" svg:y="9.953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mirror-horizontal="false" draw:text-areas="0 2937 5000 3037" draw:type="NonPrimitive" draw:enhanced-path="M 0 647 L 896 647 M 0 1990 L 896 1990 M 2886 0 L 896 0 896 2637 2886 2637 U 2886 1318 2637 2637 270 90 M 4204 1318 L 5000 1318 F N"/>
        </draw:custom-shape>
        <draw:connector draw:style-name="gr7" draw:text-style-name="P4" draw:layer="layout" svg:x1="13.033cm" svg:y1="5.442cm" svg:x2="13.459cm" svg:y2="11.158cm" draw:start-shape="id15" draw:start-glue-point="1" draw:end-shape="id17" draw:end-glue-point="5" svg:d="M13033 5442h527v2503h-627v3213h526" svg:viewBox="0 0 628 5717">
          <text:p/>
        </draw:connector>
        <draw:connector draw:style-name="gr7" draw:text-style-name="P4" draw:layer="layout" svg:x1="16.141cm" svg:y1="10.753cm" svg:x2="15.328cm" svg:y2="7.039cm" draw:start-shape="id17" draw:start-glue-point="1" draw:end-shape="id13" draw:end-glue-point="5" svg:d="M16141 10753h527v-2056h-1867v-1658h527" svg:viewBox="0 0 1868 3715">
          <text:p/>
        </draw:connector>
        <draw:connector draw:style-name="gr7" draw:text-style-name="P4" draw:layer="layout" svg:x1="1.632cm" svg:y1="8.319cm" svg:x2="13.459cm" svg:y2="10.348cm" draw:start-shape="id4" draw:start-glue-point="2" draw:end-shape="id17" draw:end-glue-point="4" svg:d="M1632 8319v2029h11827" svg:viewBox="0 0 11828 20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0:09:59.776933001</meta:creation-date>
    <dc:date>2018-01-31T10:48:27.316987096</dc:date>
    <meta:editing-duration>PT9M3S</meta:editing-duration>
    <meta:editing-cycles>2</meta:editing-cycles>
    <meta:generator>LibreOffice/5.1.6.2$Linux_X86_64 LibreOffice_project/10m0$Build-2</meta:generator>
    <meta:document-statistic meta:object-count="37"/>
  </office:meta>
</office:document-meta>
</file>